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unset" svg:font-family="unse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line-height="140%" fo:orphans="2" fo:widows="2" fo:text-indent="0cm" style:auto-text-indent="false" fo:padding="0cm" fo:border="none"/>
      <style:text-properties fo:font-variant="normal" fo:text-transform="none" fo:color="#111111" style:font-name="unset" fo:font-size="14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2752386956391720" text:style-name="L1">
        <text:list-item>
          <text:p text:style-name="P1">Team Goals</text:p>
        </text:list-item>
        <text:list-item>
          <text:p text:style-name="P1">Team Values</text:p>
        </text:list-item>
        <text:list-item>
          <text:p text:style-name="P1">Obstacles to achieving goals</text:p>
        </text:list-item>
        <text:list-item>
          <text:p text:style-name="P1">Ground rules</text:p>
        </text:list-item>
        <text:list-item>
          <text:p text:style-name="P1">Communications</text:p>
        </text:list-item>
        <text:list-item>
          <text:p text:style-name="P1">Team Bio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unset" svg:font-family="unse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07-18T20:49:18</meta:creation-date>
    <meta:document-statistic meta:table-count="0" meta:image-count="0" meta:object-count="0" meta:page-count="1" meta:paragraph-count="6" meta:word-count="19" meta:character-count="96"/>
    <dc:date>2018-07-18T20:49:51.20</dc:date>
    <dc:creator>sa s</dc:creator>
    <meta:editing-duration>PT33S</meta:editing-duration>
    <meta:editing-cycles>1</meta:editing-cycles>
    <meta:generator>OpenOffice/4.1.1$Win32 OpenOffice.org_project/411m6$Build-9775</meta:generator>
  </office:meta>
</office:document-meta>
</file>